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4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</form:form>
        </office:forms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>
            <draw:control table:end-cell-address="Sheet1.E11" table:end-x="0.405cm" table:end-y="0.384cm" draw:z-index="0" draw:text-style-name="P1" svg:width="4.758cm" svg:height="1.603cm" svg:x="0.162cm" svg:y="0.056cm" draw:control="control1"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4">24/03/2006</text:date>, <text:time>09:4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4</meta:generator>
    <meta:creation-date>2005-05-11T11:24:13</meta:creation-date>
    <dc:creator>Noel Power</dc:creator>
    <dc:date>2006-03-24T09:47:34</dc:date>
    <dc:language>en-US</dc:language>
    <meta:editing-cycles>129</meta:editing-cycles>
    <meta:editing-duration>PT9H53M8S</meta:editing-duration>
    <meta:user-defined meta:name="Info 1"/>
    <meta:user-defined meta:name="Info 2"/>
    <meta:user-defined meta:name="Info 3"/>
    <meta:user-defined meta:name="Info 4"/>
    <meta:document-statistic meta:table-count="9" meta:cell-count="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VBASupport 1
Sub OnButtonPress

MsgBox("Active Workbook name is " + ActiveWorkbook.Path)
sheet = ActiveWorkbook.ActiveSheet
'sheet1 = ActiveWorkbook.Worksheets("Sheet1")
'MsgBox ("WorkSheets(Sheet1) : " + ActiveWorkbook.Worksheets("Sheet1").Name)
MsgBox ("WorkBooks Count is " + WorkBooks.Count)
MsgBox ("WorkSheets Count is " + ActiveWorkbook.WorkSheets.Count)
MsgBox ("WorkSheets Parent is " + ActiveWorkbook.WorkSheets.Parent.Name)
MsgBox("ActiveSheet Name is " + sheet.Name + " Cell A3 = " + sheet.Range("A3").Value )
MsgBox("Number of rows in the range is" + sheet.Range("A1:B3").Count )
sheet.Range("A1:B3").Clear
MsgBox("OffSet Test : " + sheet.Range("A1:B3").OffSet.Count)
'sheet.Move("Sheet3", "Sheet2")
MsgBox("Rows.Count: " + sheet.Range("A1:B3").Rows.Count)
MsgBox("Columns.Count: " + sheet.Range("A1:B3").Columns.Count)
MsgBox("Range.Count: " + sheet.Range("A1:B3").Count)

ActiveWorkbook.WorkSheets.Add
ActiveWorkbook.WorkSheets.Add Before:="Sheet3"
ActiveWorkbook.WorkSheets.Add After:="Sheet3"
ActiveWorkbook.WorkSheets.Add Before:="Sheet3", Count:=3

'WorkBooks.Close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